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cm" fo:min-width="2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cm" fo:min-width="2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25cm" fo:min-width="2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033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78cm" fo:min-width="4.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078cm" fo:min-width="2.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2.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5cm" fo:min-width="3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0.7cm" svg:x="14.6cm" svg:y="3.3cm">
          <text:p text:style-name="P1">Graph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1cm" svg:y1="3.3cm" svg:x2="16.1cm" svg:y2="2.9cm">
          <text:p/>
        </draw:line>
        <draw:frame draw:style-name="gr3" draw:text-style-name="P2" draw:layer="layout" svg:width="1.963cm" svg:height="0.806cm" draw:transform="rotate (-1.5707963267949) translate (16.584cm 1.022cm)">
          <draw:text-box>
            <text:p><text:span text:style-name="T1">Page -</text:span></text:p>
          </draw:text-box>
        </draw:frame>
        <draw:line draw:style-name="gr2" draw:text-style-name="P1" draw:layer="layout" svg:x1="16.3cm" svg:y1="4cm" svg:x2="12.8cm" svg:y2="7.5cm">
          <text:p/>
        </draw:line>
        <draw:line draw:style-name="gr2" draw:text-style-name="P1" draw:layer="layout" svg:x1="16.3cm" svg:y1="4cm" svg:x2="16.3cm" svg:y2="7.4cm">
          <text:p/>
        </draw:line>
        <draw:line draw:style-name="gr2" draw:text-style-name="P1" draw:layer="layout" svg:x1="16.3cm" svg:y1="4cm" svg:x2="19.8cm" svg:y2="7.5cm">
          <text:p/>
        </draw:line>
        <draw:line draw:style-name="gr4" draw:text-style-name="P1" draw:layer="layout" svg:x1="14.7cm" svg:y1="5.1cm" svg:x2="14.2cm" svg:y2="5.6cm">
          <text:p/>
        </draw:line>
        <draw:line draw:style-name="gr4" draw:text-style-name="P1" draw:layer="layout" svg:x1="17.835cm" svg:y1="4.801cm" svg:x2="19.3cm" svg:y2="5.4cm">
          <text:p/>
        </draw:line>
        <draw:line draw:style-name="gr4" draw:text-style-name="P1" draw:layer="layout" svg:x1="16.6cm" svg:y1="4.7cm" svg:x2="17.3cm" svg:y2="5.4cm">
          <text:p/>
        </draw:line>
        <draw:line draw:style-name="gr2" draw:text-style-name="P1" draw:layer="layout" svg:x1="16.3cm" svg:y1="4cm" svg:x2="24.9cm" svg:y2="7.4cm">
          <text:p/>
        </draw:line>
        <draw:line draw:style-name="gr2" draw:text-style-name="P1" draw:layer="layout" svg:x1="7.3cm" svg:y1="7.4cm" svg:x2="16.2cm" svg:y2="4cm">
          <text:p/>
        </draw:line>
        <draw:custom-shape draw:style-name="gr5" draw:text-style-name="P1" draw:layer="layout" svg:width="0.5cm" svg:height="0.5cm" svg:x="14.7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0.763cm" svg:height="0.806cm" draw:transform="rotate (0.0630063859969953) translate (15.343cm 4.739cm)">
          <draw:text-box>
            <text:p><text:span text:style-name="T1">b</text:span></text:p>
          </draw:text-box>
        </draw:frame>
        <draw:line draw:style-name="gr2" draw:text-style-name="P1" draw:layer="layout" svg:x1="16.3cm" svg:y1="4cm" svg:x2="3.9cm" svg:y2="7.5cm">
          <text:p/>
        </draw:line>
        <draw:custom-shape draw:style-name="gr7" draw:text-style-name="P3" draw:layer="layout" svg:width="2.8cm" svg:height="0.8cm" svg:x="2.2cm" svg:y="7.6cm">
          <text:p text:style-name="P3"><text:span text:style-name="T1">Ge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.5cm" svg:x="5.9cm" svg:y="7.4cm">
          <text:p text:style-name="P1">Display</text:p>
          <text:p text:style-name="P1">Bar Char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.5cm" svg:x="10cm" svg:y="7.4cm">
          <text:p text:style-name="P1">Display</text:p>
          <text:p text:style-name="P1">Pie Chart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cm" svg:height="0.806cm" draw:transform="rotate (0.483630735727629) translate (8.592cm 6.15cm)">
          <draw:text-box>
            <text:p><text:span text:style-name="T1">b</text:span></text:p>
          </draw:text-box>
        </draw:frame>
        <draw:line draw:style-name="gr4" draw:text-style-name="P1" draw:layer="layout" svg:x1="9.8cm" svg:y1="6.2cm" svg:x2="8.6cm" svg:y2="6.7cm">
          <text:p/>
        </draw:line>
        <draw:custom-shape draw:style-name="gr5" draw:text-style-name="P1" draw:layer="layout" svg:width="0.5cm" svg:height="0.5cm" svg:x="9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201cm" svg:height="0.806cm" draw:transform="rotate (0.704589419030111) translate (13.763cm 5.078cm)">
          <draw:text-box>
            <text:p><text:span text:style-name="T1">b</text:span></text:p>
          </draw:text-box>
        </draw:frame>
        <draw:frame draw:style-name="gr6" draw:text-style-name="P2" draw:layer="layout" svg:width="0.685cm" svg:height="0.806cm" draw:transform="rotate (0.707207412908102) translate (16.196cm 5.082cm)">
          <draw:text-box>
            <text:p><text:span text:style-name="T1">b</text:span></text:p>
          </draw:text-box>
        </draw:frame>
        <draw:custom-shape draw:style-name="gr5" draw:text-style-name="P1" draw:layer="layout" svg:width="0.5cm" svg:height="0.5cm" draw:transform="rotate (1.30899693899575) translate (17.3cm 4.86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399cm" svg:height="0.399cm" svg:x="16.301cm" svg:y="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cm" svg:height="0.5cm" svg:x="14.701cm" svg:y="4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0.923cm" svg:height="0.806cm" draw:transform="rotate (1.08838732154366) translate (17.528cm 5.487cm)">
          <draw:text-box>
            <text:p><text:span text:style-name="T1">b</text:span></text:p>
          </draw:text-box>
        </draw:frame>
        <draw:line draw:style-name="gr4" draw:text-style-name="P1" draw:layer="layout" svg:x1="16cm" svg:y1="4.9cm" svg:x2="16cm" svg:y2="5.9cm">
          <text:p/>
        </draw:line>
        <draw:custom-shape draw:style-name="gr5" draw:text-style-name="P1" draw:layer="layout" svg:width="0.5cm" svg:height="0.5cm" svg:x="15.8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3cm" svg:height="0.3cm" svg:x="14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2cm" svg:y1="4.2cm" svg:x2="13.24cm" svg:y2="4.5cm">
          <text:p/>
        </draw:line>
        <draw:frame draw:style-name="gr3" draw:text-style-name="P2" draw:layer="layout" svg:width="0.777cm" svg:height="0.806cm" svg:x="13.523cm" svg:y="3.694cm">
          <draw:text-box>
            <text:p><text:span text:style-name="T1">a</text:span></text:p>
          </draw:text-box>
        </draw:frame>
        <draw:custom-shape draw:style-name="gr11" draw:text-style-name="P1" draw:layer="layout" svg:width="0.3cm" svg:height="0.3cm" svg:x="5.96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3cm" svg:y1="7cm" svg:x2="7.298cm" svg:y2="6.688cm">
          <text:p/>
        </draw:line>
        <draw:frame draw:style-name="gr6" draw:text-style-name="P2" draw:layer="layout" svg:width="0.777cm" svg:height="0.806cm" svg:x="6.123cm" svg:y="6.794cm">
          <draw:text-box>
            <text:p><text:span text:style-name="T1">b</text:span></text:p>
          </draw:text-box>
        </draw:frame>
        <draw:custom-shape draw:style-name="gr8" draw:text-style-name="P1" draw:layer="layout" svg:width="3.2cm" svg:height="1.5cm" svg:x="14.433cm" svg:y="7.43cm">
          <text:p text:style-name="P1">Display</text:p>
          <text:p text:style-name="P1">Line Graph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1.328cm" svg:x="18cm" svg:y="7.4cm">
          <text:p text:style-name="P1">Display</text:p>
          <text:p text:style-name="P1">Scatter Diagra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9cm" svg:height="1.328cm" svg:x="23.3cm" svg:y="7.421cm">
          <text:p text:style-name="P1">Display</text:p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cm" svg:height="0.8cm" svg:x="14.6cm" svg:y="11.4cm">
          <text:p text:style-name="P1">Read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322cm" svg:y1="11.4cm" svg:x2="16.322cm" svg:y2="11cm">
          <text:p/>
        </draw:line>
        <draw:frame draw:style-name="gr3" draw:text-style-name="P2" draw:layer="layout" svg:width="1.963cm" svg:height="0.806cm" draw:transform="rotate (-1.5707963267949) translate (16.806cm 9.122cm)">
          <draw:text-box>
            <text:p><text:span text:style-name="T1">Page -</text:span></text:p>
          </draw:text-box>
        </draw:frame>
        <draw:line draw:style-name="gr2" draw:text-style-name="P1" draw:layer="layout" svg:x1="16.1cm" svg:y1="12.2cm" svg:x2="12.1cm" svg:y2="15cm">
          <text:p/>
        </draw:line>
        <draw:line draw:style-name="gr2" draw:text-style-name="P1" draw:layer="layout" svg:x1="16cm" svg:y1="14.9cm" svg:x2="16.1cm" svg:y2="12.2cm">
          <text:p/>
        </draw:line>
        <draw:line draw:style-name="gr2" draw:text-style-name="P1" draw:layer="layout" svg:x1="20.2cm" svg:y1="15cm" svg:x2="16.1cm" svg:y2="12.2cm">
          <text:p/>
        </draw:line>
        <draw:custom-shape draw:style-name="gr15" draw:text-style-name="P3" draw:layer="layout" svg:width="3.1cm" svg:height="1cm" svg:x="10cm" svg:y="15cm">
          <text:p text:style-name="P1"><text:span text:style-name="T1">Add Rea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cm" svg:height="1cm" svg:x="14.1cm" svg:y="15cm">
          <text:p text:style-name="P1"><text:span text:style-name="T1">Edit Read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6cm" svg:height="1cm" svg:x="17.7cm" svg:y="15cm">
          <text:p text:style-name="P1"><text:span text:style-name="T1">Delete Read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20:45:05.587000000</meta:creation-date>
    <dc:date>2015-01-15T22:18:28.244000000</dc:date>
    <meta:editing-duration>PT3M</meta:editing-duration>
    <meta:editing-cycles>3</meta:editing-cycles>
    <meta:generator>LibreOffice/4.3.1.2$Windows_x86 LibreOffice_project/958349dc3b25111dbca392fbc281a05559ef6848</meta:generator>
    <meta:document-statistic meta:object-count="46"/>
  </office:meta>
</office:document-meta>
</file>